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T1" style:family="text">
      <style:text-properties fo:language="none" fo:country="none"/>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ODO) </text:span>En el paquete lambda c<text:span text:style-name="T1">álculo se debe estudiar si se puede hacer una mejor jerarquía de clases, ya que las constantes Phi o I no heredan de la clase Const y deberían ser constantes.</text:span></text:p>
      <text:p text:style-name="P1"><text:span text:style-name="T1"/></text:p>
      <text:p text:style-name="P1"><text:span text:style-name="T1">Para conseguir las variables libres de un término se usó una tabla de Hash hecha a mano. Esta tabla es un arreglo de </text:span><text:span text:style-name="T2">enteros</text:span><text:span text:style-name="T1">. La idea es que el índice del arreglo principal sea el key de las entradas y que semánticamente coincida con el ASCII del caracter usado para representar la variable. El valor de una entrada cuyo key es igual a n, </text:span><text:span text:style-name="T2">es e</text:span><text:span text:style-name="T1">l número de visita </text:span><text:span text:style-name="T2">en la busqueda cuando se encontr</text:span><text:span text:style-name="T1">ó por primera vez la variable de ascii n. El método que carga la tabla en la medida que hace la búsqueda en el término es freeVars(</text:span><text:span text:style-name="T2">int[] set, int[] visitNum) de la clase Term, el m</text:span><text:span text:style-name="T1">étodo es abstracto por lo que se implementa en cada subclase concreta (visitNum debería ser entero, pero se necesitaba que fuera un parámetro entrada-salida, de modo que se implementó como un arreglo de dimensión 1). </text:span></text:p>
      <text:p text:style-name="P1"><text:span text:style-name="T1"/></text:p>
      <text:p text:style-name="P1"><text:span text:style-name="T1">Luego se hace un ordenamiento de las variables por número de visita usando radix sort, es decir se busca linealmente en el arreglo y cada vez que se encuentre un número de visita v asociado al ASCII n, se agrega en un nuevo arreglo el n en el índice v. Este nuevo arreglo debe tener 59 posiciones, que son 58 de todos los carácteres del alfabeto ingles (mayúsculas y minúsculas de la A a z pasando por </text:span><text:span text:style-name="T2">'[', '\', ']', '^', '_', '.' entre la Z y la a</text:span><text:span text:style-name="T1">) </text:span><text:span text:style-name="T2">y el 59# </text:span><text:span text:style-name="T1">se usa para guardar el máximo número de visita reportado. El método que implementa este radix sort es freeVars() de la clase Term.</text:span></text:p>
      <text:p text:style-name="P1"><text:span text:style-name="T1"/></text:p>
      <text:p text:style-name="P1"><text:span text:style-name="T1">El máximo número de visita reportado se usa para saber cuantas posiciones en este nuevo arreglo se necesitan buscar linealmente para encontrar todas las variables que allí se encuentran. Es tentador pensar que lo mismo se puede hacer buscando linealmente hasta encontrar una entrada vacía, y así el máximo número de visita no sería necesario, sin embargo puede ocurrir que las entradas no queden continuas en el arreglo. Por ejemplo en el término </text:span><text:span text:style-name="T2">y([x] x) z, primero se reportar</text:span><text:span text:style-name="T1">á </text:span><text:span text:style-name="T2">'</text:span><text:span text:style-name="T1">y</text:span><text:span text:style-name="T2">'</text:span><text:span text:style-name="T1"> con número de visita </text:span><text:span text:style-name="T2">0</text:span><text:span text:style-name="T1">, luego se reportará </text:span><text:span text:style-name="T2">'x' </text:span><text:span text:style-name="T1">con número de visita </text:span><text:span text:style-name="T2">1</text:span><text:span text:style-name="T1">, aunque luego se borrará esta entrada, para que por último se reportare </text:span><text:span text:style-name="T2">'z' </text:span><text:span text:style-name="T1">con número de visita </text:span><text:span text:style-name="T2">2</text:span><text:span text:style-name="T1">. Cuando se haga el radix sort quedará el arrego ordenado vars con los siguientes valores vars</text:span><text:span text:style-name="T2">[0] = asciiDe(x), vars[1] = 0, vars[2] = asciiDe(z). Note que las variables no se encuentran en posiciones contiguas, por eso hace falta saber que el m</text:span><text:span text:style-name="T1">áximo número de visita es 2 para recorrer linealmente hasta la posición 2 encontrando todas las variables reportadas.</text:span></text:p>
      <text:p text:style-name="P1"><text:span text:style-name="T1"/></text:p>
      <text:p text:style-name="P1"><text:span text:style-name="T1">Luego se construye un String con todas las variables separadas por coma recorriendo el último arreglo linenalmente y concatenando caracteres hasta la posición igual al máximo número de visita. Este arreglo se usa para guardar en la base de datos las variables del enunciado, recordar que en la base de datos se guarda el combinador del enunciado sin variables, por lo que es necesario guardar las variables a parte.</text:span></text:p>
      <text:p text:style-name="P1"><text:span text:style-name="T1"/></text:p>
      <text:p text:style-name="P1"><text:soft-page-break/><text:span text:style-name="T1">(TODO) en muchos sitios se usa el String de variables libres separados por coma en lugar del arreglo de variables codificadas con enteros, revisa si esto es necesario. La única forma que lo sea es que en todas las veces que se usan las variables libres estas provinieron del string de la base de datos y no de generarlas en la búsqueda.</text:span></text:p>
      <text:p text:style-name="P1"><text:span text:style-name="T1"/></text:p>
      <text:p text:style-name="P1"><text:span text:style-name="T1">Algoritmo de búsqueda de variables libres:</text:span></text:p>
      <text:p text:style-name="P1"><text:span text:style-name="T1"/></text:p>
      <text:p text:style-name="P1"><text:span text:style-name="T1">La búsqueda de variables libres se hace en inorden, es decir, primero el árbol izquierdo, y luego el árbol derecho (en inorden antes de recorrer el árbol derecho se visita el nodo actual, pero en arboles que representan términos aplicativos, nunca hay una variable en el nodo actual, sino un app, por eso se ignora este paso). Cada vez que se encuentra una variable de ASCII n, se hace una entrada para la tabla de Hash en el índice n, con el valor del número de visitado, el cual va incrementando en 1 cada vez que se encuentra con una nueva variable que no haya sido listada anteriormente.</text:span></text:p>
      <text:p text:style-name="P1"><text:span text:style-name="T1"/></text:p>
      <text:p text:style-name="P1"><text:span text:style-name="T1">La estructura de tabla de Hash permite identificar rápidamente si durante la búsqueda una variable de ASCII n ya ha sido listada anteriormente, esto se hace verificando si la entrada n está vacía o no. </text:span></text:p>
      <text:p text:style-name="P1"><text:span text:style-name="T1"/></text:p>
      <text:p text:style-name="P1"><text:span text:style-name="T2">Durante la </text:span><text:span text:style-name="T1">búsqueda en el caso de un </text:span><text:span text:style-name="T2">sub</text:span><text:span text:style-name="T1">término </text:span><text:span text:style-name="T2">[x]t, </text:span><text:span text:style-name="T1">antes de recorrerlo se verifica si x ya se encuentra en la tabla, si es así se busca libremente en t, sino también se busca en t, pero al finalizar se elimina de la tabla cualquier registro de x.</text:span></text:p>
      <text:p text:style-name="P1"><text:span text:style-name="T1"/></text:p>
      <text:p text:style-name="P1"><text:span text:style-name="T1">(TODO) Hay que revisar si es necesario implementar la busqueda de variables libres en un término que puede tener brackets como subtérminos, ya que yo pudiera traducir a combinadores para desaparecer todos los brackets y luego buscar. Identifica un caso donde sería contraproducente traducir.</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Flaviani</meta:initial-creator>
    <meta:creation-date>2023-10-31T12:04:41.49</meta:creation-date>
    <dc:date>2023-10-31T14:58:35.30</dc:date>
    <dc:creator>Federico Flaviani</dc:creator>
    <meta:editing-duration>PT2H38M39S</meta:editing-duration>
    <meta:editing-cycles>11</meta:editing-cycles>
    <meta:generator>OpenOffice/4.1.10$Win32 OpenOffice.org_project/4110m2$Build-9807</meta:generator>
    <meta:document-statistic meta:table-count="0" meta:image-count="0" meta:object-count="0" meta:page-count="2" meta:paragraph-count="11" meta:word-count="838" meta:character-count="4707"/>
  </office:meta>
</office:document-meta>
</file>